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Weight Factor</text:p>
          </table:table-cell>
          <table:table-cell office:value-type="string" calcext:value-type="string">
            <text:p>Distance Factor</text:p>
          </table:table-cell>
          <table:table-cell table:style-name="Default" office:value-type="string" calcext:value-type="string">
            <text:p>Shipping Cost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.5" calcext:value-type="currency">
            <text:p>$12.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5" calcext:value-type="currency">
            <text:p>$125.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.5" calcext:value-type="currency">
            <text:p>$12.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5" calcext:value-type="currency">
            <text:p>$125.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5" calcext:value-type="currency">
            <text:p>$25.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50" calcext:value-type="currency">
            <text:p>$250.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5" calcext:value-type="currency">
            <text:p>$25.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50" calcext:value-type="currency">
            <text:p>$250.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.5" calcext:value-type="currency">
            <text:p>$12.5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5" calcext:value-type="currency">
            <text:p>$25.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.5" calcext:value-type="currency">
            <text:p>$12.5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.5" calcext:value-type="currency">
            <text:p>$12.5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5" calcext:value-type="currency">
            <text:p>$25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5" calcext:value-type="currency">
            <text:p>$125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50" calcext:value-type="currency">
            <text:p>$25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5" calcext:value-type="currency">
            <text:p>$125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5" calcext:value-type="currency">
            <text:p>$125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50" calcext:value-type="currency">
            <text:p>$250.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5" calcext:value-type="currency">
            <text:p>$25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.5" calcext:value-type="currency">
            <text:p>$12.5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50" calcext:value-type="currency">
            <text:p>$25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9:51:36.944341297</meta:creation-date>
    <dc:date>2022-07-18T20:06:06.414123766</dc:date>
    <meta:editing-duration>PT3M39S</meta:editing-duration>
    <meta:editing-cycles>1</meta:editing-cycles>
    <meta:document-statistic meta:table-count="1" meta:cell-count="150" meta:object-count="0"/>
    <meta:generator>LibreOffice/7.3.4.2$Linux_X86_64 LibreOffice_project/30$Build-2</meta:generator>
  </office:meta>
</office:document-meta>
</file>